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4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5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6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86b2a" style:font-size-asian="12pt" style:font-name-complex="Samanata" style:font-size-complex="12pt"/>
    </style:style>
    <style:style style:name="P7" style:family="paragraph" style:parent-style-name="Standard">
      <style:text-properties style:font-name="Latin Modern Roman" officeooo:rsid="0022ef6b" officeooo:paragraph-rsid="003c1217" style:font-name-complex="Latin Modern Roman"/>
    </style:style>
    <style:style style:name="P8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9" style:family="paragraph" style:parent-style-name="Quotations">
      <style:paragraph-properties fo:margin-top="0cm" fo:margin-bottom="0.3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86b2a" style:font-size-asian="12pt" style:font-name-complex="Samanata" style:font-size-complex="12pt"/>
    </style:style>
    <style:style style:name="P10" style:family="paragraph" style:parent-style-name="Quotations">
      <style:paragraph-properties fo:margin-top="0cm" fo:margin-bottom="0.3cm" loext:contextual-spacing="false"/>
      <style:text-properties style:font-name="Samanata" style:font-name-complex="Samanata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3c1217" style:font-name-complex="Latin Modern Roman"/>
    </style:style>
    <style:style style:name="P13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cda49" style:font-name-complex="Latin Modern Roman" loext:shadow="none"/>
    </style:style>
    <style:style style:name="P14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365d65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fo:font-weight="normal" officeooo:rsid="003c1217" style:font-weight-asian="normal" style:font-weight-complex="normal"/>
    </style:style>
    <style:style style:name="T7" style:family="text">
      <style:text-properties fo:color="#ce181e" fo:language="en" fo:country="US" fo:font-style="italic" style:font-style-asian="italic" style:font-style-complex="italic" loext:shadow="none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officeooo:rsid="002585b3"/>
    </style:style>
    <style:style style:name="T10" style:family="text">
      <style:text-properties style:use-window-font-color="true" style:font-name="Latin Modern Roman" officeooo:rsid="002585b3" style:font-name-complex="Latin Modern Roman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officeooo:rsid="003c1217"/>
    </style:style>
    <style:style style:name="T14" style:family="text">
      <style:text-properties style:use-window-font-color="true" fo:font-weight="normal" officeooo:rsid="003c1217" style:font-weight-asian="normal" style:font-weight-complex="normal"/>
    </style:style>
    <style:style style:name="T15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8pt" fo:font-style="normal" style:font-size-asian="8pt" style:font-style-asian="normal" style:font-size-complex="8pt" style:font-style-complex="normal"/>
    </style:style>
    <style:style style:name="T18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3cda49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officeooo:rsid="002fcbf2"/>
    </style:style>
    <style:style style:name="T23" style:family="text">
      <style:text-properties officeooo:rsid="002585b3" style:font-name-complex="Samanata"/>
    </style:style>
    <style:style style:name="T24" style:family="text">
      <style:text-properties officeooo:rsid="0037fa32" style:font-name-complex="Samanata"/>
    </style:style>
    <style:style style:name="T25" style:family="text">
      <style:text-properties style:font-name="Samanata" officeooo:rsid="0037fa32" style:font-name-complex="Samanata"/>
    </style:style>
    <style:style style:name="T26" style:family="text">
      <style:text-properties officeooo:rsid="00365d65"/>
    </style:style>
    <style:style style:name="T27" style:family="text">
      <style:text-properties officeooo:rsid="0037fa32" style:font-name-complex="Latin Modern Roman"/>
    </style:style>
    <style:style style:name="T28" style:family="text">
      <style:text-properties officeooo:rsid="00386b2a"/>
    </style:style>
    <style:style style:name="T29" style:family="text">
      <style:text-properties officeooo:rsid="003c1217"/>
    </style:style>
    <style:style style:name="T30" style:family="text">
      <style:text-properties officeooo:rsid="003cda49"/>
    </style:style>
    <style:style style:name="T31" style:family="text">
      <style:text-properties fo:language="en" fo:country="US" fo:font-style="italic" style:font-style-asian="italic" style:font-style-complex="italic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30">6</text:span> – Sutka <text:span text:style-name="T28">4:17</text:span></text:p>
      <text:p text:style-name="P5">तवम महां इन्द्र तुभ्यं ह कषा अनु कषत्रम मंहना मन्यत दयौः |</text:p>
      <text:p text:style-name="P6">तवं वर्त्रं शवसा जघन्वान सर्जः सिन्धूंर अहिना जग्रसानान || १ ||</text:p>
      <text:p text:style-name="P5">तव तविषो जनिमन रेजत दयौ रेजद भूमिर भियसा सवस्य मन्योः |</text:p>
      <text:p text:style-name="P6">रघायन्त सुभ्वः पर्वतास आर्दन धन्वानि सरयन्त आपः || २ ||</text:p>
      <text:p text:style-name="P5">भिनद गिरिं शवसा वज्रम इष्णन्न आविष्क्र्ण्वानः सहसान ओजः |</text:p>
      <text:p text:style-name="P6">वधीद वर्त्रं वज्रेण मन्दसानः सरन्न आपो जवसा हतव्र्ष्णीः || ३ ||</text:p>
      <text:p text:style-name="P5">सुवीरस ते जनिता मन्यत दयौर इन्द्रस्य कर्ता सवपस्तमो भूत |</text:p>
      <text:p text:style-name="P6">य ईं जजान सवर्यं सुवज्रम अनपच्युतं सदसो न भूम || ४ ||</text:p>
      <text:p text:style-name="P5">य एक इच चयावयति पर भूमा राजा कर्ष्टीनाम पुरुहूत इन्द्रः |</text:p>
      <text:p text:style-name="P6">सत्यम एनम अनु विश्वे मदन्ति रातिं देवस्य गर्णतो मघोनः || ५ ||</text:p>
      <text:p text:style-name="P5">सत्रा सोमा अभवन्न अस्य विश्वे सत्रा मदासो बर्हतो मदिष्ठाः |</text:p>
      <text:p text:style-name="P6">सत्राभवो वसुपतिर वसूनां दत्रे विश्वा अधिथा इन्द्र कर्ष्टीः || ६ ||</text:p>
      <text:p text:style-name="P5">तवम अध परथमं जायमानो ऽमे विश्वा अधिथा इन्द्र कर्ष्टीः |</text:p>
      <text:p text:style-name="P6">तवम परति परवत आशयानम अहिं वज्रेण मघवन वि वर्श्चः || ७ ||</text:p>
      <text:p text:style-name="P5">सत्राहणं दाध्र्षिं तुम्रम इन्द्रम महाम अपारं वर्षभं सुवज्रम |</text:p>
      <text:p text:style-name="P6">हन्ता यो वर्त्रं सनितोत वाजं दाता मघानि मघवा सुराधाः || ८ ||</text:p>
      <text:p text:style-name="P5">अयं वर्तश चातयते समीचीर य आजिषु मघवा शर्ण्व एकः |</text:p>
      <text:p text:style-name="P6">अयं वाजम भरति यं सनोत्य अस्य परियासः सख्ये सयाम ||९||</text:p>
      <text:p text:style-name="P5">अयं शर्ण्वे अध जयन्न उत घनन्न अयम उत पर कर्णुते युधा गाः |</text:p>
      <text:p text:style-name="P9">यदा <text:span text:style-name="T1">सत्यं</text:span> कर्णुते मन्युम इन्द्रो विश्वं दर्ळ्हम भयत एजद अस्मात || १० ||</text:p>
      <text:p text:style-name="P2">Padapatha for sloka <text:span text:style-name="T28">10</text:span>:</text:p>
      <text:p text:style-name="P10">अयम् | शृण्वे | अध | जयन् | उत | ग्ह्नन् | अयम् | उत | प्र | कृणुते | युधा | गाः | यदा | <text:span text:style-name="T1">सत्यम्</text:span> | कृणुते | मन्युम् | इन्द्रः | विश्वम् | दृळ्हम् | भयते | एजत् | अस्मात् </text:p>
      <text:p text:style-name="P7">Interpretation: <text:span text:style-name="T2">सत्यम् </text:span>is <text:span text:style-name="T26">here made an attribute of the word</text:span><text:span text:style-name="T10"> </text:span><text:span text:style-name="T11">मन्युम्</text:span><text:span text:style-name="T8"> (“</text:span><text:span text:style-name="T29">anger, fury</text:span><text:span text:style-name="T8">”)</text:span><text:span text:style-name="T23"> </text:span><text:span text:style-name="T24">through the phrase “</text:span><text:span text:style-name="T3">सत्यम्</text:span><text:span text:style-name="T25"> कृणुते मन्युम्</text:span><text:span text:style-name="T27">”</text:span> → “<text:span text:style-name="T29">[</text:span><text:span text:style-name="T13">Indra] makes [his] anger </text:span><text:span text:style-name="T6">satya</text:span>”</text:p>
      <text:p text:style-name="P3">Compatibility with the ideas of :</text:p>
      <text:list xml:id="list3019085647" text:style-name="L1">
        <text:list-item>
          <text:p text:style-name="P11">Truth / real / <text:span text:style-name="T22">truthfulness</text:span> : <text:tab/><text:span text:style-name="T9">No</text:span></text:p>
        </text:list-item>
        <text:list-item>
          <text:p text:style-name="P11">Trust / Trustworthiness : <text:tab/><text:span text:style-name="T9">No</text:span></text:p>
        </text:list-item>
        <text:list-item>
          <text:p text:style-name="P12">Weight / importance / Significance : <text:tab/>Yes → “<text:span text:style-name="T13">[Indra] makes [his] anger </text:span><text:span text:style-name="T6">weighty </text:span><text:span text:style-name="T14">[i.e. having consequences]</text:span>”</text:p>
        </text:list-item>
      </text:list>
      <text:p text:style-name="P4">Translations:</text:p>
      <text:list xml:id="list345995887" text:style-name="L2">
        <text:list-item>
          <text:p text:style-name="P13"><text:soft-page-break/><text:span text:style-name="T19">Renowned is he when conquering and when slaying: '</text:span><text:span text:style-name="T20">t</text:span><text:span text:style-name="T19">is he who winneth cattle in the combat. When Indra </text:span><text:span text:style-name="T5">hardeneth</text:span><text:span text:style-name="T19"> his indignation all that is fixed and all that moveth fear him.</text:span><text:span text:style-name="T21"> Ralph T. H. Griffith, [1896]</text:span></text:p>
        </text:list-item>
        <text:list-item>
          <text:p text:style-name="P14"><text:span text:style-name="T15">And this one is famed for conquering and smiting, and this one brings the cows forward to become his through battle. When Indra makes his fury </text:span><text:span text:style-name="T7">real</text:span><text:span text:style-name="T15">, everything, both what stays firm and what flinches, becomes afraid before him.</text:span><text:span text:style-name="T31"> </text:span><text:span text:style-name="T18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22:09:42.352254181</dc:date>
    <meta:editing-duration>PT49M40S</meta:editing-duration>
    <meta:editing-cycles>15</meta:editing-cycles>
    <meta:document-statistic meta:table-count="0" meta:image-count="0" meta:object-count="0" meta:page-count="2" meta:paragraph-count="31" meta:word-count="418" meta:character-count="1749" meta:non-whitespace-character-count="1362"/>
  </office:meta>
</office:document-meta>
</file>